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0d1" officeooo:paragraph-rsid="001da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ion:</text:p>
      <text:p text:style-name="P1"/>
      <text:p text:style-name="P1">Create authentication service with client credentials flow between services with id + secret for JWT tokens. Or could use delegated authentication if needed – but seems to not be the case.</text:p>
      <text:p text:style-name="P1"><text:s/></text:p>
      <text:p text:style-name="P1">Employ separated databases per micro service – Currently this is just in memory file storage mongodb or similar would work best for the JSON structure. </text:p>
      <text:p text:style-name="P1">Infrastructure wise you would want to parallel run services with multiple instances, especially the gateway to enable fault tolerance.</text:p>
      <text:p text:style-name="P1"/>
      <text:p text:style-name="P1">Logging could be via <text:s/>number of methods, Firstly log statements where useful, then the use of something like dynatrace or similar that offers sidecart monitoring would be beneficial.</text:p>
      <text:p text:style-name="P1"/>
      <text:p text:style-name="P1">I would improve this stack by using a database to store requests, Improve current code with unit /integration tests, RPC calls could be useful as opposed to http calls to improve speed and scalability. 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0T23:47:43.802000000</meta:creation-date>
    <dc:date>2024-06-10T23:56:27.268000000</dc:date>
    <meta:editing-duration>PT8M43S</meta:editing-duration>
    <meta:editing-cycles>1</meta:editing-cycles>
    <meta:document-statistic meta:table-count="0" meta:image-count="0" meta:object-count="0" meta:page-count="1" meta:paragraph-count="7" meta:word-count="136" meta:character-count="876" meta:non-whitespace-character-count="738"/>
    <meta:generator>LibreOffice/6.3.4.2$Windows_X86_64 LibreOffice_project/60da17e045e08f1793c57c00ba83cdfce946d0aa</meta:generator>
  </office:meta>
</office:document-meta>
</file>